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1d4" officeooo:paragraph-rsid="001cb1d4" style:font-weight-asian="bold" style:font-weight-complex="bold"/>
    </style:style>
    <style:style style:name="P2" style:family="paragraph" style:parent-style-name="Standard">
      <style:text-properties fo:font-weight="bold" officeooo:rsid="001dbc1f" officeooo:paragraph-rsid="001dbc1f" style:font-weight-asian="bold" style:font-weight-complex="bold"/>
    </style:style>
    <style:style style:name="P3" style:family="paragraph" style:parent-style-name="Standard">
      <style:text-properties officeooo:rsid="001dbc1f" officeooo:paragraph-rsid="001dbc1f"/>
    </style:style>
    <style:style style:name="P4" style:family="paragraph" style:parent-style-name="Standard">
      <style:text-properties fo:font-style="italic" fo:font-weight="bold" officeooo:rsid="001cb1d4" officeooo:paragraph-rsid="001cb1d4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I</text:p>
      <text:p text:style-name="Standard"><text:a xlink:type="simple" xlink:href="https://www.fhfa.gov/DataTools/Downloads/Pages/House-Price-Index.aspx" text:style-name="Internet_20_link" text:visited-style-name="Visited_20_Internet_20_Link">https://www.fhfa.gov/DataTools/Downloads/Pages/House-Price-Index.aspx</text:a></text:p>
      <text:p text:style-name="Standard"/>
      <text:p text:style-name="P4">USCIS</text:p>
      <text:p text:style-name="Standard"><text:a xlink:type="simple" xlink:href="https://www.uscis.gov/legal-resources/buy-american-hire-american-putting-american-workers-first" text:style-name="Internet_20_link" text:visited-style-name="Visited_20_Internet_20_Link"><text:span text:style-name="T1">https://www.uscis.gov/legal-resources/buy-american-hire-american-putting-american-workers-first</text:span></text:a></text:p>
      <text:p text:style-name="Standard"/>
      <text:p text:style-name="P1">Bonds</text:p>
      <text:p text:style-name="Standard"><text:a xlink:type="simple" xlink:href="https://fred.stlouisfed.org/categories/32413" text:style-name="Internet_20_link" text:visited-style-name="Visited_20_Internet_20_Link">https://fred.stlouisfed.org/categories/32413</text:a></text:p>
      <text:p text:style-name="Standard"><text:a xlink:type="simple" xlink:href="https://fred.stlouisfed.org/series/BAMLCC7A01015YTRIV" text:style-name="Internet_20_link" text:visited-style-name="Visited_20_Internet_20_Link">https://fred.stlouisfed.org/series/BAMLCC7A01015YTRIV</text:a></text:p>
      <text:p text:style-name="Standard"><text:a xlink:type="simple" xlink:href="https://us.spdrs.com/en/etf/spdr-ice-bofaml-crossover-corporate-bond-etf-CJNK" text:style-name="Internet_20_link" text:visited-style-name="Visited_20_Internet_20_Link">https://us.spdrs.com/en/etf/spdr-ice-bofaml-crossover-corporate-bond-etf-CJNK</text:a></text:p>
      <text:p text:style-name="Standard"/>
      <text:p text:style-name="P2">Glassdoor</text:p>
      <text:p text:style-name="P3"><text:a xlink:type="simple" xlink:href="https://www.scrapehero.com/how-to-scrape-job-listings-from-glassdoor-using-python-and-lxml/" text:style-name="Internet_20_link" text:visited-style-name="Visited_20_Internet_20_Link">https://www.scrapehero.com/how-to-scrape-job-listings-from-glassdoor-using-python-and-lxml/</text:a></text:p>
      <text:p text:style-name="P3"><text:a xlink:type="simple" xlink:href="https://www.glassdoor.com/developer/companiesApiActions.htm" text:style-name="Internet_20_link" text:visited-style-name="Visited_20_Internet_20_Link">https://www.glassdoor.com/developer/companiesApiActions.htm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2:43:11.009834889</meta:creation-date>
    <dc:date>2018-10-24T23:23:37.088451268</dc:date>
    <meta:editing-duration>PT30M1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1" meta:character-count="510" meta:non-whitespace-character-count="510"/>
  </office:meta>
</office:document-meta>
</file>